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zableViewControllerTests.handleRequestWithFlash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izableViewControllerTests.handleRequestWith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eterizableViewControllerTests.handleRequestHttp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eterizableViewControl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izableViewControllerTests.handleRequestWithout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